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514cm" fo:margin-left="0cm" fo:margin-right="0.487cm" table:align="margins"/>
    </style:style>
    <style:style style:name="Tabel18.A" style:family="table-column">
      <style:table-column-properties style:column-width="3.547cm" style:rel-column-width="14077*"/>
    </style:style>
    <style:style style:name="Tabel18.B" style:family="table-column">
      <style:table-column-properties style:column-width="12.966cm" style:rel-column-width="51458*"/>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Text_20_body">
      <style:text-properties officeooo:rsid="0032a248" officeooo:paragraph-rsid="0032a248"/>
    </style:style>
    <style:style style:name="P9" style:family="paragraph" style:parent-style-name="Text_20_body">
      <style:text-properties officeooo:rsid="0034514d" officeooo:paragraph-rsid="0034514d"/>
    </style:style>
    <style:style style:name="P10" style:family="paragraph" style:parent-style-name="Text_20_body">
      <style:text-properties officeooo:rsid="003486c6" officeooo:paragraph-rsid="003486c6"/>
    </style:style>
    <style:style style:name="P11" style:family="paragraph" style:parent-style-name="Text_20_body">
      <style:text-properties officeooo:rsid="002b8296" officeooo:paragraph-rsid="0035b0cc"/>
    </style:style>
    <style:style style:name="P12" style:family="paragraph" style:parent-style-name="Text_20_body">
      <style:text-properties officeooo:paragraph-rsid="0035eba3"/>
    </style:style>
    <style:style style:name="P13" style:family="paragraph" style:parent-style-name="Text_20_body">
      <style:text-properties officeooo:rsid="0038144c" officeooo:paragraph-rsid="0038144c"/>
    </style:style>
    <style:style style:name="P14" style:family="paragraph" style:parent-style-name="Text_20_body">
      <style:text-properties officeooo:rsid="00556f70" officeooo:paragraph-rsid="00556f70"/>
    </style:style>
    <style:style style:name="P15" style:family="paragraph" style:parent-style-name="Text_20_body">
      <style:text-properties officeooo:rsid="00582dcb" officeooo:paragraph-rsid="00582dcb"/>
    </style:style>
    <style:style style:name="P16" style:family="paragraph" style:parent-style-name="Text_20_body">
      <style:text-properties officeooo:rsid="005bd697" officeooo:paragraph-rsid="005bd697"/>
    </style:style>
    <style:style style:name="P17"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8"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1" style:family="paragraph" style:parent-style-name="Table_20_Contents">
      <style:paragraph-properties style:writing-mode="lr-tb"/>
    </style:style>
    <style:style style:name="P22" style:family="paragraph" style:parent-style-name="Footnote">
      <style:text-properties officeooo:rsid="001ac3b8" officeooo:paragraph-rsid="001ac3b8"/>
    </style:style>
    <style:style style:name="P23" style:family="paragraph" style:parent-style-name="Footnote">
      <style:text-properties officeooo:rsid="003a9d11" officeooo:paragraph-rsid="003a9d11"/>
    </style:style>
    <style:style style:name="P24" style:family="paragraph" style:parent-style-name="Footnote">
      <style:text-properties officeooo:rsid="0054ddad" officeooo:paragraph-rsid="0054ddad"/>
    </style:style>
    <style:style style:name="P25" style:family="paragraph" style:parent-style-name="Footnote">
      <style:text-properties officeooo:rsid="005cef45" officeooo:paragraph-rsid="005cef45"/>
    </style:style>
    <style:style style:name="P26" style:family="paragraph" style:parent-style-name="Preformatted_20_Text">
      <style:text-properties officeooo:rsid="001fd834" officeooo:paragraph-rsid="001fd834"/>
    </style:style>
    <style:style style:name="P27" style:family="paragraph" style:parent-style-name="Preformatted_20_Text">
      <style:text-properties officeooo:paragraph-rsid="001fd834"/>
    </style:style>
    <style:style style:name="P28" style:family="paragraph" style:parent-style-name="Preformatted_20_Text">
      <style:text-properties officeooo:rsid="002fab3d" officeooo:paragraph-rsid="002fab3d"/>
    </style:style>
    <style:style style:name="P29" style:family="paragraph" style:parent-style-name="Preformatted_20_Text">
      <style:text-properties officeooo:rsid="002fab3d" officeooo:paragraph-rsid="0034514d"/>
    </style:style>
    <style:style style:name="P30" style:family="paragraph" style:parent-style-name="Table_20_Contents">
      <style:text-properties officeooo:paragraph-rsid="002b8296"/>
    </style:style>
    <style:style style:name="P31" style:family="paragraph" style:parent-style-name="Table_20_Contents">
      <style:text-properties officeooo:rsid="002d352a" officeooo:paragraph-rsid="002d352a"/>
    </style:style>
    <style:style style:name="P32" style:family="paragraph" style:parent-style-name="Table_20_Contents">
      <style:text-properties officeooo:paragraph-rsid="002fab3d"/>
    </style:style>
    <style:style style:name="P33" style:family="paragraph" style:parent-style-name="Table_20_Contents">
      <style:text-properties officeooo:paragraph-rsid="0035eba3"/>
    </style:style>
    <style:style style:name="P34" style:family="paragraph" style:parent-style-name="Table_20_Contents">
      <style:text-properties officeooo:rsid="0035eba3" officeooo:paragraph-rsid="0035eba3"/>
    </style:style>
    <style:style style:name="P35" style:family="paragraph" style:parent-style-name="Table_20_Contents">
      <style:text-properties officeooo:rsid="0035f7f9" officeooo:paragraph-rsid="0035f7f9"/>
    </style:style>
    <style:style style:name="P36" style:family="paragraph" style:parent-style-name="Table_20_Contents">
      <style:text-properties officeooo:paragraph-rsid="0038144c"/>
    </style:style>
    <style:style style:name="P37" style:family="paragraph" style:parent-style-name="Table_20_Contents">
      <style:text-properties officeooo:paragraph-rsid="005317dc"/>
    </style:style>
    <style:style style:name="P38" style:family="paragraph" style:parent-style-name="Table_20_Contents">
      <style:text-properties officeooo:rsid="005317dc" officeooo:paragraph-rsid="005317dc"/>
    </style:style>
    <style:style style:name="P39" style:family="paragraph" style:parent-style-name="Table_20_Contents">
      <style:text-properties officeooo:rsid="00556f70" officeooo:paragraph-rsid="00556f70"/>
    </style:style>
    <style:style style:name="P40" style:family="paragraph" style:parent-style-name="Table_20_Contents">
      <style:text-properties officeooo:paragraph-rsid="005bd697"/>
    </style:style>
    <style:style style:name="P41" style:family="paragraph" style:parent-style-name="Table_20_Contents">
      <style:text-properties officeooo:rsid="005d42e2" officeooo:paragraph-rsid="005d42e2"/>
    </style:style>
    <style:style style:name="P42" style:family="paragraph" style:parent-style-name="Table_20_Contents">
      <style:text-properties officeooo:rsid="005e74ed" officeooo:paragraph-rsid="005e74ed"/>
    </style:style>
    <style:style style:name="P43" style:family="paragraph" style:parent-style-name="Table_20_Heading">
      <style:text-properties officeooo:paragraph-rsid="002fab3d"/>
    </style:style>
    <style:style style:name="P44" style:family="paragraph" style:parent-style-name="Heading_20_4">
      <style:text-properties officeooo:rsid="00497796"/>
    </style:style>
    <style:style style:name="P45" style:family="paragraph" style:parent-style-name="Text_20_body_20_left_20_justified">
      <style:text-properties officeooo:paragraph-rsid="00567f92"/>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6">
      <style:text-properties officeooo:paragraph-rsid="001aa70e"/>
    </style:style>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3"/>
    <style:style style:name="P62" style:family="paragraph" style:parent-style-name="Text_20_body" style:list-style-name="L13">
      <style:text-properties officeooo:rsid="0026b616" officeooo:paragraph-rsid="0026b616"/>
    </style:style>
    <style:style style:name="P63" style:family="paragraph" style:parent-style-name="Text_20_body" style:list-style-name="L14"/>
    <style:style style:name="P64" style:family="paragraph" style:parent-style-name="Text_20_body" style:list-style-name="L15"/>
    <style:style style:name="P65" style:family="paragraph" style:parent-style-name="Heading_20_2">
      <style:text-properties officeooo:rsid="002e5590" officeooo:paragraph-rsid="002e5590"/>
    </style:style>
    <style:style style:name="P66" style:family="paragraph" style:parent-style-name="Heading_20_2">
      <style:text-properties officeooo:paragraph-rsid="002fab3d"/>
    </style:style>
    <style:style style:name="P67" style:family="paragraph" style:parent-style-name="Heading_20_3">
      <style:text-properties officeooo:paragraph-rsid="0035eba3"/>
    </style:style>
    <style:style style:name="P68" style:family="paragraph" style:parent-style-name="Table_20_Contents" style:list-style-name="L12"/>
    <style:style style:name="P69"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tyle="normal" officeooo:rsid="004fd984" style:font-style-asian="normal" style:font-style-complex="normal"/>
    </style:style>
    <style:style style:name="T11" style:family="text">
      <style:text-properties fo:font-size="10pt" style:font-size-asian="10pt" style:font-size-complex="10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396cd"/>
    </style:style>
    <style:style style:name="T21" style:family="text">
      <style:text-properties officeooo:rsid="0025f38f"/>
    </style:style>
    <style:style style:name="T22" style:family="text">
      <style:text-properties officeooo:rsid="00293676"/>
    </style:style>
    <style:style style:name="T23" style:family="text">
      <style:text-properties officeooo:rsid="002b6ba5"/>
    </style:style>
    <style:style style:name="T24" style:family="text">
      <style:text-properties officeooo:rsid="002b8296"/>
    </style:style>
    <style:style style:name="T25" style:family="text">
      <style:text-properties officeooo:rsid="00318180"/>
    </style:style>
    <style:style style:name="T26" style:family="text">
      <style:text-properties officeooo:rsid="002fab3d"/>
    </style:style>
    <style:style style:name="T27" style:family="text">
      <style:text-properties officeooo:rsid="0034514d"/>
    </style:style>
    <style:style style:name="T28" style:family="text">
      <style:text-properties officeooo:rsid="0035b0cc"/>
    </style:style>
    <style:style style:name="T29" style:family="text">
      <style:text-properties officeooo:rsid="0035eba3"/>
    </style:style>
    <style:style style:name="T30" style:family="text">
      <style:text-properties officeooo:rsid="0038144c"/>
    </style:style>
    <style:style style:name="T31" style:family="text">
      <style:text-properties officeooo:rsid="0039e2ed"/>
    </style:style>
    <style:style style:name="T32" style:family="text">
      <style:text-properties officeooo:rsid="003a9d11"/>
    </style:style>
    <style:style style:name="T33" style:family="text">
      <style:text-properties officeooo:rsid="003f3744"/>
    </style:style>
    <style:style style:name="T34" style:family="text">
      <style:text-properties officeooo:rsid="004119ff"/>
    </style:style>
    <style:style style:name="T35" style:family="text">
      <style:text-properties officeooo:rsid="004368ac"/>
    </style:style>
    <style:style style:name="T36" style:family="text">
      <style:text-properties officeooo:rsid="004438e7"/>
    </style:style>
    <style:style style:name="T37" style:family="text">
      <style:text-properties officeooo:rsid="0044769c"/>
    </style:style>
    <style:style style:name="T38" style:family="text">
      <style:text-properties officeooo:rsid="0045f999"/>
    </style:style>
    <style:style style:name="T39" style:family="text">
      <style:text-properties officeooo:rsid="0047c9e0"/>
    </style:style>
    <style:style style:name="T40" style:family="text">
      <style:text-properties officeooo:rsid="004938d6"/>
    </style:style>
    <style:style style:name="T41" style:family="text">
      <style:text-properties officeooo:rsid="004fd984"/>
    </style:style>
    <style:style style:name="T42" style:family="text">
      <style:text-properties officeooo:rsid="005317dc"/>
    </style:style>
    <style:style style:name="T43" style:family="text">
      <style:text-properties officeooo:rsid="0054ddad"/>
    </style:style>
    <style:style style:name="T44" style:family="text">
      <style:text-properties officeooo:rsid="00556f70"/>
    </style:style>
    <style:style style:name="T45" style:family="text">
      <style:text-properties officeooo:rsid="00567f92"/>
    </style:style>
    <style:style style:name="T46" style:family="text">
      <style:text-properties officeooo:rsid="00582dcb"/>
    </style:style>
    <style:style style:name="T47" style:family="text">
      <style:text-properties officeooo:rsid="0059c150"/>
    </style:style>
    <style:style style:name="T48" style:family="text">
      <style:text-properties officeooo:rsid="005bd697"/>
    </style:style>
    <style:style style:name="T49" style:family="text">
      <style:text-properties officeooo:rsid="005cef45"/>
    </style:style>
    <style:style style:name="T50" style:family="text">
      <style:text-properties officeooo:rsid="005ffc7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User's manual for</text:p>
      <text:p text:style-name="P19"><draw:frame draw:style-name="fr1" draw:name="Graphic1" text:anchor-type="as-char" svg:width="10.978cm" svg:height="2.064cm" draw:z-index="0"><draw:image xlink:href="../w2llogo.png" xlink:type="simple" xlink:show="embed" xlink:actuate="onLoad"/></draw:frame></text:p>
      <text:p text:style-name="P20">Converter library and LibreOffice extension supporting LaTeX, BibTeX and HTML5</text:p>
      <text:p text:style-name="P18">version 1.<text:span text:style-name="T33">9.2 alpha</text:span> test release</text:p>
      <text:p text:style-name="P17">© 2002–201<text:span text:style-name="T32">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6">1 <text:a xlink:type="simple" xlink:href="#__RefHeading__4539_1948605489" text:style-name="Internet_20_link" text:visited-style-name="Internet_20_link">Introduction</text:a><text:tab/>3</text:p>
          <text:p text:style-name="P47">1.1 <text:a xlink:type="simple" xlink:href="#__RefHeading__4541_1948605489" text:style-name="Internet_20_link" text:visited-style-name="Internet_20_link">What is Writer2LaTeX?</text:a><text:tab/>3</text:p>
          <text:p text:style-name="P47">1.2 <text:a xlink:type="simple" xlink:href="#__RefHeading__4543_1948605489" text:style-name="Internet_20_link" text:visited-style-name="Internet_20_link">More about LaTeX and BibTeX support</text:a><text:tab/>3</text:p>
          <text:p text:style-name="P47">1.3 <text:a xlink:type="simple" xlink:href="#__RefHeading__4545_1948605489" text:style-name="Internet_20_link" text:visited-style-name="Internet_20_link">More about HTML5 support</text:a><text:tab/>4</text:p>
          <text:p text:style-name="P46">2 <text:a xlink:type="simple" xlink:href="#__RefHeading__4547_1948605489" text:style-name="Internet_20_link" text:visited-style-name="Internet_20_link">Using the extensions</text:a><text:tab/>5</text:p>
          <text:p text:style-name="P47">2.1 <text:a xlink:type="simple" xlink:href="#__RefHeading__4549_1948605489" text:style-name="Internet_20_link" text:visited-style-name="Internet_20_link">Installing of the extensions</text:a><text:tab/>5</text:p>
          <text:p text:style-name="P47">2.2 <text:a xlink:type="simple" xlink:href="#__RefHeading__4551_1948605489" text:style-name="Internet_20_link" text:visited-style-name="Internet_20_link">Using the extensions</text:a><text:tab/>5</text:p>
          <text:p text:style-name="P47">2.3 <text:a xlink:type="simple" xlink:href="#__RefHeading__4787_2050738568" text:style-name="Internet_20_link" text:visited-style-name="Internet_20_link">Exporting from the command line</text:a><text:tab/>5</text:p>
          <text:p text:style-name="P47">2.4 <text:a xlink:type="simple" xlink:href="#__RefHeading__4559_1948605489" text:style-name="Internet_20_link" text:visited-style-name="Internet_20_link">Custom configuration</text:a><text:tab/>6</text:p>
          <text:p text:style-name="P47">2.5 <text:a xlink:type="simple" xlink:href="#__RefHeading__4561_1948605489" text:style-name="Internet_20_link" text:visited-style-name="Internet_20_link">Configuration packages</text:a><text:tab/>6</text:p>
          <text:p text:style-name="P46">3 <text:a xlink:type="simple" xlink:href="#__RefHeading__4563_1948605489" text:style-name="Internet_20_link" text:visited-style-name="Internet_20_link">Using the command line utility</text:a><text:tab/>11</text:p>
          <text:p text:style-name="P47">3.1 <text:a xlink:type="simple" xlink:href="#__RefHeading__4565_1948605489" text:style-name="Internet_20_link" text:visited-style-name="Internet_20_link">How to install Writer2LaTeX for command line usage</text:a><text:tab/>11</text:p>
          <text:p text:style-name="P47">3.2 <text:a xlink:type="simple" xlink:href="#__RefHeading__4567_1948605489" text:style-name="Internet_20_link" text:visited-style-name="Internet_20_link">Using the command line utility</text:a><text:tab/>12</text:p>
          <text:p text:style-name="P46">4 <text:a xlink:type="simple" xlink:href="#__RefHeading__4569_1948605489" text:style-name="Internet_20_link" text:visited-style-name="Internet_20_link">Configuration</text:a><text:tab/>14</text:p>
          <text:p text:style-name="P47">4.1 <text:a xlink:type="simple" xlink:href="#__RefHeading__4571_1948605489" text:style-name="Internet_20_link" text:visited-style-name="Internet_20_link">LaTeX configuration</text:a><text:tab/>14</text:p>
          <text:p text:style-name="P47">4.2 <text:a xlink:type="simple" xlink:href="#__RefHeading__4573_1948605489" text:style-name="Internet_20_link" text:visited-style-name="Internet_20_link">HTML5 configuration</text:a><text:tab/>27</text:p>
          <text:p text:style-name="P47">4.3 <text:a xlink:type="simple" xlink:href="#__RefHeading__4575_1948605489" text:style-name="Internet_20_link" text:visited-style-name="Internet_20_link">Using LibreOffice to create HTML5 documents</text:a><text:tab/>37</text:p>
          <text:p text:style-name="P46">5 <text:a xlink:type="simple" xlink:href="#__RefHeading__4585_1948605489" text:style-name="Internet_20_link" text:visited-style-name="Internet_20_link">Using Writer2LaTeX from another application</text:a><text:tab/>40</text:p>
          <text:p text:style-name="P47">5.1 <text:a xlink:type="simple" xlink:href="#__RefHeading__4587_1948605489" text:style-name="Internet_20_link" text:visited-style-name="Internet_20_link">Using Writer2LaTeX from a Java application</text:a><text:tab/>40</text:p>
          <text:p text:style-name="P47">5.2 <text:a xlink:type="simple" xlink:href="#__RefHeading__4589_1948605489" text:style-name="Internet_20_link" text:visited-style-name="Internet_20_link">Using Writer2LaTeX from a Basic macro</text:a><text:tab/>41</text:p>
          <text:p text:style-name="P47">5.3 <text:a xlink:type="simple" xlink:href="#__RefHeading__4593_1948605489" text:style-name="Internet_20_link" text:visited-style-name="Internet_20_link">Converting from StarMath with a Basic macro</text:a><text:tab/>42</text:p>
          <text:p text:style-name="P46">6 <text:a xlink:type="simple" xlink:href="#__RefHeading__4595_1948605489" text:style-name="Internet_20_link" text:visited-style-name="Internet_20_link">Troubleshooting</text:a><text:tab/>44</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1">Three formats are supported:</text:span></text:p>
      <text:list xml:id="list1252468432672034053" text:style-name="L1">
        <text:list-item>
          <text:p text:style-name="P49"><text:span text:style-name="T41">You can convert </text:span>OpenDocument text documents to LaTeX 2e.</text:p>
        </text:list-item>
        <text:list-item>
          <text:p text:style-name="P49"><text:span text:style-name="T41">You can extract</text:span> bibliographic data from an OpenDocument text document and convert it to BibTeX format.</text:p>
        </text:list-item>
        <text:list-item>
          <text:p text:style-name="P49"><text:span text:style-name="T41">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23">It <text:span text:style-name="T35">will probably</text:span> work with Apache OpenOffice <text:span text:style-name="T35">as well.</text:span></text:p></text:note-body></text:note>. You can use Writer2LaTeX</text:p>
      <text:list xml:id="list5109286744947507359" text:style-name="L2">
        <text:list-item>
          <text:p text:style-name="P50">...as an <text:span text:style-name="T2">ex</text:span><text:span text:style-name="T3">tension</text:span> for <text:span text:style-name="T13">LibreOffice providing support for LaTeX, BibTeX and HTML5</text:span></text:p>
        </text:list-item>
        <text:list-item>
          <text:p text:style-name="P50">...as a <text:span text:style-name="T2">command line utility</text:span>, independent of <text:span text:style-name="T13">LibreOffice</text:span>.</text:p>
        </text:list-item>
        <text:list-item>
          <text:p text:style-name="P50">...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2">.</text:span></text:p>
      <text:h text:style-name="Heading_20_2" text:outline-level="2"><text:bookmark-start text:name="__RefHeading__4543_1948605489"/>More about <text:span text:style-name="T41">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850251401089982364" text:style-name="L3">
        <text:list-item>
          <text:p text:style-name="P51">You can use LaTeX as a typesetting engine for your LO documents: Writer2LaTeX can be configured to create a LaTeX document with as much formatting as possible preserved. Note that the resulting LaTeX source will be readable, but not very clean.</text:p>
          <text:p text:style-name="P5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51"><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51">Traditionally, LaTeX documents are written by hand using a text editor. Using a graphical frontend like LyX provides a more user friendly alternative. <text:span text:style-name="T22">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1">HTML5 support</text:span><text:bookmark-end text:name="__RefHeading__4545_1948605489"/></text:h>
      <text:p text:style-name="Text_20_body">The primary goal for Writer2<text:span text:style-name="T41">LaTeX</text:span> is to provide <text:span text:style-name="T2">standards compliant</text:span> <text:span text:style-name="T37">HTML5</text:span> documents which can be customized to your specific needs.</text:p>
      <text:list xml:id="list2743350653748622689" text:style-name="L4">
        <text:list-item>
          <text:p text:style-name="P52">Standards compliance is necessary to ensure consistent results when the document is viewed in different browsers. It is also vital to ensure that the created document can be processed further by other tools. <text:span text:style-name="T41">To facilitate this, Writer2LaTeX creates </text:span><text:span text:style-name="T4">polyglot HTML5</text:span><text:span text:style-name="T10">.</text:span></text:p>
        </text:list-item>
        <text:list-item>
          <text:p text:style-name="P52">Customization means that you can control important aspects about the conversion. In particular you can control the style of the document:</text:p>
          <text:list>
            <text:list-item>
              <text:p text:style-name="P52">You can let Writer<text:span text:style-name="T41">2LaTeX</text:span> convert the style information in the source document and thus get an <text:span text:style-name="T37">HTML5</text:span> document that has the same general appearance as the original, but is adapted to an online environment.</text:p>
            </text:list-item>
            <text:list-item>
              <text:p text:style-name="P52">You can create a document that adapts the style of the document to your own CSS style sheet.</text:p>
            </text:list-item>
          </text:list>
        </text:list-item>
      </text:list>
      <text:h text:style-name="Heading_20_1" text:outline-level="1"><text:bookmark-start text:name="__RefHeading__4547_1948605489"/>Using the <text:span text:style-name="T22">extensions</text:span><text:bookmark-end text:name="__RefHeading__4547_1948605489"/></text:h>
      <text:h text:style-name="Heading_20_2" text:outline-level="2"><text:bookmark-start text:name="__RefHeading__4549_1948605489"/>Installing of the <text:span text:style-name="T22">extensions</text:span><text:bookmark-end text:name="__RefHeading__4549_1948605489"/></text:h>
      <text:p text:style-name="Text_20_body">Writer2LaTeX can work as an e<text:span text:style-name="T22">xtension</text:span> for <text:span text:style-name="T13">LibreOffice Writer.</text:span></text:p>
      <text:p text:style-name="Text_20_body">Two LO extensions are provided:</text:p>
      <text:list xml:id="list6776298531873789608" text:style-name="L5">
        <text:list-item>
          <text:p text:style-name="P53"><text:span text:style-name="T6">writer2latex.oxt</text:span> installs <text:span text:style-name="T22">support for</text:span> LaTeX and BibTeX export in Writer</text:p>
        </text:list-item>
        <text:list-item>
          <text:p text:style-name="P53"><text:span text:style-name="T6">writer2xhtml.oxt</text:span> installs <text:span text:style-name="T22">support for</text:span> HTML<text:span text:style-name="T37">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2">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2">extensions</text:span><text:bookmark-end text:name="__RefHeading__4551_1948605489"/></text:h>
      <text:p text:style-name="P6">The usage of the extensions is described in the help files: Help – LO Help – Writer2LaTeX/Writer2xhtml.</text:p>
      <text:h text:style-name="P65" text:outline-level="2"><text:bookmark-start text:name="__RefHeading__4787_2050738568"/>Exporting from the command line<text:bookmark-end text:name="__RefHeading__4787_2050738568"/></text:h>
      <text:p text:style-name="P7">You can also use the extensions to export to <text:span text:style-name="T25">LaTeX, </text:span>HTML<text:span text:style-name="T37">5</text:span> from the command line. For example to export to HTML5, use the command line</text:p>
      <text:p text:style-name="P28">soffice --headless --convert-to html:org.openoffice.da.writer2xhtml5 document.odt</text:p>
      <text:p text:style-name="P10">Note that this does not work if LO is already running.</text:p>
      <text:p text:style-name="P8">The paramter is the file extension followed by a colon, followed by a filter name. <text:span text:style-name="T26">The possible </text:span>filter names<text:span text:style-name="T26"> are detailed in the table below.</text:span></text:p>
      <text:p text:style-name="P9">If you are using LO version 4.3.2 or later, you can also pass options to the filter. For example to export to LaTeX with pdfTeX as the backend using latin1 as the input encoding, use the command line</text:p>
      <text:p text:style-name="P29">soffice --headless --convert-to <text:span text:style-name="T27">tex</text:span>:org.openoffice.da.writer2<text:span text:style-name="T27">latex:backend=pdftex,inputencoding=latin1</text:span> document.odt</text:p>
      <text:p text:style-name="P9"><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43">Format</text:p>
          </table:table-cell>
          <table:table-cell table:style-name="Tabel2.B1" office:value-type="string">
            <text:p text:style-name="P43">FilterName</text:p>
          </table:table-cell>
        </table:table-row>
        <table:table-row>
          <table:table-cell table:style-name="Tabel2.A2" office:value-type="string">
            <text:p text:style-name="P32">LaTeX</text:p>
          </table:table-cell>
          <table:table-cell table:style-name="Tabel2.B2" office:value-type="string">
            <text:p text:style-name="P32"><text:span text:style-name="Source_20_Text">org.openoffice.da.writer2latex</text:span></text:p>
          </table:table-cell>
        </table:table-row>
        <table:table-row>
          <table:table-cell table:style-name="Tabel2.A2" office:value-type="string">
            <text:p text:style-name="P32">BibTeX</text:p>
          </table:table-cell>
          <table:table-cell table:style-name="Tabel2.B2" office:value-type="string">
            <text:p text:style-name="P32"><text:span text:style-name="Source_20_Text">org.openoffice.da.writer2bibtex</text:span></text:p>
          </table:table-cell>
        </table:table-row>
        <table:table-row>
          <table:table-cell table:style-name="Tabel2.A2" office:value-type="string">
            <text:p text:style-name="P32">HTML5</text:p>
          </table:table-cell>
          <table:table-cell table:style-name="Tabel2.B2" office:value-type="string">
            <text:p text:style-name="P32"><text:span text:style-name="Source_20_Text">org.openoffice.da.writer2xhtml5</text:span></text:p>
          </table:table-cell>
        </table:table-row>
      </table:table>
      <text:h text:style-name="P66"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1513595190433040521" text:style-name="L6">
        <text:list-item>
          <text:p text:style-name="P54">On unix-like systems this folder will usually be something like</text:p>
          <text:p text:style-name="P55"><text:span text:style-name="Source_20_Text">home directory/.</text:span><text:span text:style-name="Source_20_Text"><text:span text:style-name="T14">config/libreoffce/4</text:span></text:span><text:span text:style-name="Source_20_Text">/user</text:span></text:p>
        </text:list-item>
        <text:list-item>
          <text:p text:style-name="P54">On Windows it will usually be something like</text:p>
          <text:p text:style-name="P54"><text:span text:style-name="Source_20_Text">C:\Documents and Settings\username\OpenOffice.org2\user</text:span></text:p>
          <text:p text:style-name="P54">or</text:p>
          <text:p text:style-name="P54"><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54">(Note that this directory may be hidden.)</text:p>
        </text:list-item>
      </text:list>
      <text:p text:style-name="Text_20_body"><text:span text:style-name="T41">The LaTeX export </text:span>uses a file named <text:span text:style-name="Source_20_Text">writer2latex.xml</text:span>, and <text:span text:style-name="T41">the HTML5 export</text:span> <text:span text:style-name="T35">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7143072199616508096" text:style-name="L7">
        <text:list-item>
          <text:p text:style-name="P56">A configuration file for Writer2LaTeX, see section <text:reference-ref text:reference-format="chapter" text:ref-name="latex-config">4</text:reference-ref>.</text:p>
        </text:list-item>
        <text:list-item>
          <text:p text:style-name="P56">An HTML<text:span text:style-name="T37">5</text:span> template.</text:p>
        </text:list-item>
        <text:list-item>
          <text:p text:style-name="P56">An LO template.</text:p>
        </text:list-item>
        <text:list-item>
          <text:p text:style-name="P56">An LO registry file to glue the parts together.</text:p>
        </text:list-item>
      </text:list>
      <text:p text:style-name="Text_20_body">The Writer2LaTeX distribution contains a sample configuration package <text:span text:style-name="T6">xhtml-config-sam</text:span><text:soft-page-break/><text:span text:style-name="T6">ple.oxt</text:span> that demonstrates this.</text:p>
      <text:p text:style-name="Text_20_body">As a demonstration of the principles of configuration packages, you can install this into LO using the Extension Manager:</text:p>
      <text:list xml:id="list1340475965718774714" text:style-name="L8">
        <text:list-item>
          <text:p text:style-name="P57">If you export to HTML<text:span text:style-name="T37">5</text:span>, the dialog will show an additional entry <text:span text:style-name="T6">Sample custom style</text:span> in the Style list.</text:p>
        </text:list-item>
        <text:list-item>
          <text:p text:style-name="P57">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37">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1">Y</text:span>ou should also put your HTML<text:span text:style-name="T37">5</text:span> template here.</text:p>
      <text:h text:style-name="Heading_20_3" text:outline-level="3">The file Options.xcu</text:h>
      <text:p text:style-name="Text_20_body">This is the central configuration file that glues together the content of the configuration pack<text:soft-page-brea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36">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35">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37">5</text:span> only) points to the HTML<text:span text:style-name="T37">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oft-page-break/><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44">LaTeX export</text:p>
      <text:p text:style-name="Text_20_body_20_left_20_justified"><text:span text:style-name="Source_20_Text">backend, inputencoding, </text:span><text:span text:style-name="Source_20_Text"><text:span text:style-name="T44">script, </text:span></text:span><text:span text:style-name="Source_20_Text">multilingual, </text:span><text:span text:style-name="Source_20_Text"><text:span text:style-name="T23">font,</text:span></text:span><text:span text:style-name="Source_20_Text"> </text:span><text:span text:style-name="Source_20_Text"><text:span text:style-name="T48">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text:span><text:span text:style-name="Source_20_Text"><text:span text:style-name="T46">convert_index_names,</text:span></text:span><text:span text:style-name="Source_20_Text"> ignore_hard_page_breaks, ignore_hard_line_breaks, ignore_empty_paragraphs, ignore_double_spaces</text:span></text:p>
      <text:p text:style-name="P44">HTML5 export</text:p>
      <text:p text:style-name="P45"><text:span text:style-name="Source_20_Text"><text:span text:style-name="T42">units, </text:span></text:span><text:span text:style-name="Source_20_Text">scaling, notes, use_dublin_core, ignore_hard_line_breaks, ignore_empty_paragraphs, ignore_double_spaces, split_level, repeat_levels, save_images_in_subdir, </text:span><text:span text:style-name="Source_20_Text"><text:span text:style-name="T45">image_size, embed_svg, embed_img, table_size, </text:span></text:span><text:soft-page-break/><text:span text:style-name="Source_20_Text"><text:span text:style-name="T45">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6272175278706748098" text:style-name="L9">
        <text:list-item>
          <text:p text:style-name="P58">Unzip <text:span text:style-name="Source_20_Text">writer2latex</text:span><text:span text:style-name="Source_20_Text"><text:span text:style-name="T33">1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58">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1191950262933898368" text:style-name="L10">
        <text:list-item>
          <text:p text:style-name="P59">Unzip <text:span text:style-name="Source_20_Text">writer2latex1</text:span><text:span text:style-name="Source_20_Text"><text:span text:style-name="T33">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59">Add this directory to your PATH environment variable (optional but recommended).</text:p>
        </text:list-item>
        <text:list-item>
          <text:p text:style-name="P59">Add execute permissions to <text:span text:style-name="Source_20_Text">w2l</text:span> as follows:</text:p>
          <text:p text:style-name="P69">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1">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1">Convert t<text:span text:style-name="T13">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37">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37">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text:soft-page-break/>document):</text:p>
      <text:p text:style-name="Preformatted_20_Text">w2l -clean mydocument.odt</text:p>
      <text:h text:style-name="Heading_20_3" text:outline-level="3">Examples converting to BibTeX from the command line</text:h>
      <text:p text:style-name="Text_20_body">Writer2<text:span text:style-name="T41">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37">HTML5</text:span> from the command line</text:h>
      <text:p text:style-name="Text_20_body">The command line</text:p>
      <text:p text:style-name="Preformatted_20_Text">w2l -<text:span text:style-name="T37">html5</text:span> mydocument.odt</text:p>
      <text:p text:style-name="Text_20_body">will convert the document to HTML<text:span text:style-name="T37">5</text:span>, using the filename <text:span text:style-name="Source_20_Text">mydocument.html</text:span>.</text:p>
      <text:p text:style-name="Text_20_body">Likewise the commandline</text:p>
      <text:p text:style-name="Preformatted_20_Text">w2l -html<text:span text:style-name="T37">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2977081223771462516" text:style-name="L11">
        <text:list-item>
          <text:p text:style-name="P60"><text:span text:style-name="Source_20_Text">ultraclean.xml</text:span> to produce a <text:span text:style-name="T1">clean</text:span> LaTeX file, ie. almost all the formatting is ignored.</text:p>
        </text:list-item>
        <text:list-item>
          <text:p text:style-name="P60"><text:span text:style-name="Source_20_Text">clean.xml</text:span> is a less radical version; preserves hyperlinks, color and some character formatting.</text:p>
        </text:list-item>
        <text:list-item>
          <text:p text:style-name="P60"><text:span text:style-name="Source_20_Text">pdfscreen.xml</text:span> to produce a LaTeX file which is optimized for screen viewing using the <text:soft-page-break/>package <text:span text:style-name="Source_20_Text">pdfscreen.sty</text:span>.</text:p>
        </text:list-item>
        <text:list-item>
          <text:p text:style-name="P60"><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P39"><text:span text:style-name="Source_20_Text">script</text:span></text:p>
          </table:table-cell>
          <table:table-cell table:style-name="Tabel12.B2" office:value-type="string">
            <text:p text:style-name="P14">This option is used to specify the main script used in the document. It can have any of the values <text:span text:style-name="Source_20_Text">western</text:span> (scripts based on the latin, cyrillic, greek and armnian alphabet),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dn is not XeTeX.</text:p>
          </table:table-cell>
        </table:table-row>
        <text:soft-page-break/>
        <table:table-row>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30"><text:span text:style-name="Source_20_Text"><text:span text:style-name="T24">font</text:span></text:span></text:p>
          </table:table-cell>
          <table:table-cell table:style-name="Tabel12.B2" office:value-type="string">
            <text:p text:style-name="P11">This option is used to select a font scheme. Supported values are <text:span text:style-name="Source_20_Text"><text:span text:style-name="T28">default</text:span></text:span><text:span text:style-name="T28">, </text:span><text:span text:style-name="Source_20_Text"><text:span text:style-name="T28">cmbright</text:span></text:span><text:span text:style-name="T28">, </text:span><text:span text:style-name="Source_20_Text"><text:span text:style-name="T28">ccfonts</text:span></text:span><text:span text:style-name="T28">, </text:span><text:span text:style-name="Source_20_Text"><text:span text:style-name="T28">ccfonts-euler</text:span></text:span><text:span text:style-name="T28">, </text:span><text:span text:style-name="Source_20_Text"><text:span text:style-name="T28">iwona</text:span></text:span><text:span text:style-name="T28">, </text:span><text:span text:style-name="Source_20_Text"><text:span text:style-name="T28">kurier</text:span></text:span><text:span text:style-name="T28">, </text:span><text:span text:style-name="Source_20_Text"><text:span text:style-name="T28">anttor</text:span></text:span><text:span text:style-name="T28">, </text:span><text:span text:style-name="Source_20_Text"><text:span text:style-name="T28">kmath-kerkis</text:span></text:span><text:span text:style-name="T28">, </text:span><text:span text:style-name="Source_20_Text"><text:span text:style-name="T28">fouriernc</text:span></text:span><text:span text:style-name="T28">, </text:span><text:span text:style-name="Source_20_Text"><text:span text:style-name="T28">pxfonts</text:span></text:span><text:span text:style-name="T28">, </text:span><text:span text:style-name="Source_20_Text"><text:span text:style-name="T28">mathpazo</text:span></text:span><text:span text:style-name="T28">, </text:span><text:span text:style-name="Source_20_Text"><text:span text:style-name="T28">mathpple</text:span></text:span><text:span text:style-name="T28">, </text:span><text:span text:style-name="Source_20_Text"><text:span text:style-name="T28">txfonts</text:span></text:span><text:span text:style-name="T28">, </text:span><text:span text:style-name="Source_20_Text"><text:span text:style-name="T28">mathptmx</text:span></text:span><text:span text:style-name="T28">, </text:span><text:span text:style-name="Source_20_Text"><text:span text:style-name="T28">arev</text:span></text:span><text:span text:style-name="T28">, </text:span><text:span text:style-name="Source_20_Text"><text:span text:style-name="T28">charter-mathdesign</text:span></text:span><text:span text:style-name="T28">, </text:span><text:span text:style-name="Source_20_Text"><text:span text:style-name="T28">utopia-mathdesign</text:span></text:span><text:span text:style-name="T28">, </text:span><text:span text:style-name="Source_20_Text"><text:span text:style-name="T28">fourier</text:span></text:span>. <text:span text:style-name="T48">This option has no effect if </text:span><text:span text:style-name="Source_20_Text"><text:span text:style-name="T48">backend</text:span></text:span><text:span text:style-name="T48"> is </text:span><text:span text:style-name="Source_20_Text"><text:span text:style-name="T48">xetex</text:span></text:span><text:span text:style-name="T48">. In this case the </text:span><text:span text:style-name="Source_20_Text"><text:span text:style-name="T48">fontspec</text:span></text:span><text:span text:style-name="T48"> option is used.</text:span></text:p>
          </table:table-cell>
        </table:table-row>
        <table:table-row>
          <table:table-cell table:style-name="Tabel12.A2" office:value-type="string">
            <text:p text:style-name="P40"><text:span text:style-name="Source_20_Text"><text:span text:style-name="T24">fontspec</text:span></text:span></text:p>
          </table:table-cell>
          <table:table-cell table:style-name="Tabel12.B2" office:value-type="string">
            <text:p text:style-name="P16">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47">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ext:soft-page-break/>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6"><text:span text:style-name="Source_20_Text">bibtex_</text:span><text:span text:style-name="Source_20_Text"><text:span text:style-name="T30">encoding</text:span></text:span></text:p>
          </table:table-cell>
          <table:table-cell table:style-name="Tabel13.B2" office:value-type="string">
            <text:p text:style-name="P13">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1">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ext:soft-page-break/>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text:soft-page-break/>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float_figures</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convert_index_names</text:span></text:p>
          </table:table-cell>
          <table:table-cell table:style-name="Tabel16.B2" office:value-type="string">
            <text:p text:style-name="P15">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49">x</text:span></text:span><text:span text:style-name="Source_20_Text">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ext:soft-page-break/>
        <table:table-row>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4069441759893473041" text:style-name="L12">
              <text:list-item>
                <text:p text:style-name="P68"><text:span text:style-name="Source_20_Text">ignore_all</text:span> will instruct Writer2LaTeX to ignore <text:span text:style-name="T2">all</text:span> character, paragraph, heading, list and footnote formatting contained in the document.</text:p>
              </text:list-item>
              <text:list-item>
                <text:p text:style-name="P68"><text:span text:style-name="Source_20_Text">ignore_most</text:span> will preserve basic character formatting.</text:p>
              </text:list-item>
              <text:list-item>
                <text:p text:style-name="P68"><text:span text:style-name="Source_20_Text">convert_basic</text:span> (default) will preserve basic character formatting, paragraph justification and all numberings (lists, headings, footnotes).</text:p>
              </text:list-item>
              <text:list-item>
                <text:p text:style-name="P68"><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8"><text:span text:style-name="Source_20_Text">convert_all</text:span> will preserve <text:span text:style-name="T2">all</text:span> supported formatting.</text:p>
              </text:list-item>
            </text:list>
          </table:table-cell>
        </table:table-row>
        <table:table-row>
          <table:table-cell table:style-name="Tabel18.A2" office:value-type="string">
            <text:p text:style-name="P42"><text:span text:style-name="Source_20_Text">use_titlesec</text:span></text:p>
          </table:table-cell>
          <table:table-cell table:style-name="Tabel18.B2" office:value-type="string">
            <text:p text:style-name="P42">Setting this option to <text:span text:style-name="Source_20_Text">true</text:span> will export the formatting of headings using the package <text:span text:style-name="Source_20_Text">titlesec.sty</text:span>. Default is <text:span text:style-name="Source_20_Text">false</text:span>, which means that the converted document will use the default formats from the LaTeX document class.</text:p>
          </table:table-cell>
        </table:table-row>
        <text:soft-page-break/>
        <table:table-row>
          <table:table-cell table:style-name="Tabel18.A2" office:value-type="string">
            <text:p text:style-name="P42"><text:span text:style-name="Source_20_Text">outline_numbering</text:span></text:p>
          </table:table-cell>
          <table:table-cell table:style-name="Tabel18.B2" office:value-type="string">
            <text:p text:style-name="P42">Setting this option to <text:span text:style-name="Source_20_Text">true</text:span> <text:span text:style-name="T50">(default) </text:span>will export the outline numbering. <text:span text:style-name="T50">If the option is set to </text:span><text:span text:style-name="Source_20_Text">false</text:span>, the default numbering from the LaTeX document class will be used.</text:p>
          </table:table-cell>
        </table:table-row>
        <table:table-row>
          <table:table-cell table:style-name="Tabel18.A2" office:value-type="string">
            <text:p text:style-name="P41"><text:span text:style-name="Source_20_Text">use_longfbox</text:span></text:p>
          </table:table-cell>
          <table:table-cell table:style-name="Tabel18.B2" office:value-type="string">
            <text:p text:style-name="P41">Setting this option to <text:span text:style-name="Source_20_Text">true</text:span> (default) specifies that the package <text:span text:style-name="Source_20_Text">longfbox.sty</text:span> should be used to export box formatting, that is borders, margins and background colors. If the option is set to <text:span text:style-name="Source_20_Text">false</text:span>, box formatting will not be exported.</text:p>
          </table:table-cell>
        </table:table-row>
        <table:table-row>
          <table:table-cell table:style-name="Tabel18.A2" office:value-type="string">
            <text:p text:style-name="Table_20_Contents"><text:span text:style-name="Source_20_Text">border_radius</text:span></text:p>
          </table:table-cell>
          <table:table-cell table:style-name="Tabel18.B2" office:value-type="string">
            <text:p text:style-name="P41">LibreOffice does not support rounded corners for borders. You can however use this option to add rounded corners for borders in the LaTeX document. The value is a percentage, and the radius of the corner is calculated as this percentage of the padding (distance between content and border). The default value <text:span text:style-name="Source_20_Text">100%</text:span> is recommended, but you can use any percentage. If you do not want rounded corners, set the value to <text:span text:style-name="Source_20_Text">0%</text:span>. This option has no effect if <text:span text:style-name="Source_20_Text">use_longfbox</text:span> is set to <text:span text:style-name="Source_20_Text">false</text:span>.</text:p>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text:span><text:span text:style-name="Source_20_Text"><text:span text:style-name="T49">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49">xc</text:span></text:span><text:span text:style-name="Source_20_Text">olor.sty</text:span> to apply color in the LaTeX document<text:note text:id="ftn4" text:note-class="footnote"><text:note-citation>4</text:note-citation><text:note-body><text:p text:style-name="P25">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ext:soft-page-break/>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7" text:outline-level="3"><text:soft-page-break/>Compatibility options</text:h>
      <table:table table:name="Tabel24" table:style-name="Tabel24">
        <table:table-column table:style-name="Tabel24.A"/>
        <table:table-column table:style-name="Tabel24.B"/>
        <table:table-row>
          <table:table-cell table:style-name="Tabel24.A1" office:value-type="string">
            <text:p text:style-name="P33"><text:span text:style-name="Source_20_Text"><text:span text:style-name="T29">old_math_colors</text:span></text:span></text:p>
          </table:table-cell>
          <table:table-cell table:style-name="Tabel24.B1" office:value-type="string">
            <text:p text:style-name="P34">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2"/>
      <text:h text:style-name="P67" text:outline-level="3">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5">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text:soft-page-break/>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41">HTML5</text:span> configuration<text:bookmark-end text:name="__RefHeading__4573_1948605489"/></text:h>
      <text:p text:style-name="Text_20_body">Also the HTML<text:span text:style-name="T37">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42">units</text:span>" value="<text:span text:style-name="T42">rem</text:span>" /&gt;</text:p>
      <text:p text:style-name="Preformatted_20_Text"><text:soft-page-break/><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41">LaTeX</text:span> as an export filter.</text:p>
      <text:h text:style-name="Heading_20_3" text:outline-level="3">Style options</text:h>
      <text:p text:style-name="Text_20_body">You can control some general aspects of the generated <text:span text:style-name="T37">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37">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37">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1">2LaTeX</text:span>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1">LaTeX</text:span> will use named character entities as defined by HTML<text:span text:style-name="T37">5</text:span>. <text:span text:style-name="T37">A</text:span>lso named MathML entities will be used.</text:p>
          </table:table-cell>
        </table:table-row>
        <text:soft-page-break/>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37">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37">5</text:span>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37">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ext:soft-page-break/>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1">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37">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ext:soft-page-break/>
        <table:table-row>
          <table:table-cell table:style-name="Tabel5.A2" office:value-type="string">
            <text:p text:style-name="Text_20_body"><text:span text:style-name="Source_20_Text">max_width</text:span></text:p>
          </table:table-cell>
          <table:table-cell table:style-name="Tabel5.B2" office:value-type="string">
            <text:p text:style-name="P35">This option is used to specifiy the maximum width of the text (HTML<text:span text:style-name="T37">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39">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units</text:span><text:span text:style-name="Source_20_Text"><text:note text:id="ftn8" text:note-class="footnote"><text:note-citation>8</text:note-citation><text:note-body><text:p text:style-name="P24">This option replaces the option convert_to_px (the old option is still supported).</text:p></text:note-body></text:note></text:span></text:p>
          </table:table-cell>
          <table:table-cell table:style-name="Tabel6.B1" office:value-type="string">
            <text:p text:style-name="P38">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38">Unit conversion assumes 1 in=96 px and 1 em=16 px.</text:p>
            <text:p text:style-name="P37"><text:span text:style-name="T42">You can change this with the </text:span><text:span text:style-name="Source_20_Text"><text:span text:style-name="T42">scaling</text:span></text:span><text:span text:style-name="T42"> option. </text:span>Eg. a scaling of <text:span text:style-name="Source_20_Text">75%</text:span> will change the resolution <text:span text:style-name="T42">from 96ppi </text:span>to 72ppi.</text:p>
          </table:table-cell>
        </table:table-row>
        <table:table-row>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ext:soft-page-break/>
        <table:table-row>
          <table:table-cell table:style-name="Tabel6.A2" office:value-type="string">
            <text:p text:style-name="Table_20_Contents"><text:span text:style-name="Source_20_Text">image_size</text:span><text:span text:style-name="Source_20_Text"><text:note text:id="ftn9" text:note-class="footnote"><text:note-citation>9</text:note-citation><text:note-body><text:p text:style-name="Footnote">This option replaces <text:span text:style-name="T43">the </text:span>old options <text:span text:style-name="Source_20_Text"><text:span text:style-name="T11">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37">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22">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37">Yo</text:span>u can set this option to <text:span text:style-name="Source_20_Text">true</text:span> <text:span text:style-name="T18">t</text:span>o export vector graphics <text:span text:style-name="T18">embedded in the HTML5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table-cell table:style-name="Tabel7.A2" office:value-type="string">
            <text:p text:style-name="Table_20_Contents"><text:span text:style-name="Source_20_Text">embed_img</text:span></text:p>
          </table:table-cell>
          <table:table-cell table:style-name="Tabel7.B2" office:value-type="string">
            <text:p text:style-name="P31">If you set this option to <text:span text:style-name="Source_20_Text">true</text:span> (default is <text:span text:style-name="Source_20_Text">false</text:span>), all images will be embedded directly in the HTML<text:span text:style-name="T37">5</text:span>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37">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37">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0">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1">LaTeX</text:span> to ignore double spaces, otherwise they are converted to non-breaking spaces.</text:p>
          </table:table-cell>
        </table:table-row>
        <table:table-row>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1">LaTeX</text:span> to ignore empty paragraphs..</text:p>
          </table:table-cell>
        </table:table-row>
        <table:table-row>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1">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ext:soft-page-break/>
        <table:table-row>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1">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37">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37">HTML5</text:span> elements and CSS style classes. Here are some examples showing how to use some of the built-in Writer styles to create HTML<text:span text:style-name="T37">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oft-page-break/><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9137331753514214398" text:style-name="L13">
        <text:list-item>
          <text:p text:style-name="P61"><text:span text:style-name="Source_20_Text">name</text:span> specifies the name of the Writer style.</text:p>
        </text:list-item>
        <text:list-item>
          <text:p text:style-name="P61"><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61"><text:span text:style-name="Source_20_Text">element</text:span> specifies the HTML<text:span text:style-name="T37">5</text:span> element to use when converting this style. This is not used for frame and list styles.</text:p>
        </text:list-item>
        <text:list-item>
          <text:p text:style-name="P61"><text:span text:style-name="Source_20_Text">css</text:span> specifies the CSS style class to use when converting this style. If it is not specified or the value is <text:span text:style-name="Source_20_Text">“(none)”</text:span>, no CSS class will be used.</text:p>
        </text:list-item>
        <text:list-item>
          <text:p text:style-name="P61"><text:span text:style-name="Source_20_Text">block-element</text:span> only has effect for paragraph and heading styles. For paragraphs it is used to specify a block HTML<text:span text:style-name="T37">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61"><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62"><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text:soft-page-break/>&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37">HTML5</text:span> templates</text:p>
      <text:p text:style-name="Text_20_body">You can use your own HTML<text:span text:style-name="T37">5</text:span> document as a template for the generated HTML<text:span text:style-name="T37">5</text:span> documents. This should be an ordinary HTML<text:span text:style-name="T37">5</text:span> file (do not include DOCTYPE declaration) with some special elements:</text:p>
      <text:list xml:id="list3946602589647277470" text:style-name="L14">
        <text:list-item>
          <text:p text:style-name="P63">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63"><text:span text:style-name="T17">E</text:span>lements with the id <text:span text:style-name="Source_20_Text">header</text:span> or <text:span text:style-name="Source_20_Text">footer</text:span> (optional) will be filled with a simple navigation panel using a first/previous/next/last scheme.</text:p>
        </text:list-item>
        <text:list-item>
          <text:p text:style-name="P63"><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oft-page-break/><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7">&lt;html&gt;</text:p>
      <text:p text:style-name="P27"><text:s text:c="2"/>&lt;head&gt;</text:p>
      <text:p text:style-name="P27"><text:s text:c="4"/>&lt;title/&gt;</text:p>
      <text:p text:style-name="P27"><text:s text:c="2"/>&lt;/head&gt;</text:p>
      <text:p text:style-name="P27"><text:s text:c="2"/>&lt;body&gt;</text:p>
      <text:p text:style-name="P27"><text:s text:c="4"/><text:span text:style-name="T17">&lt;header&gt;</text:span>&lt;<text:span text:style-name="T17">nav</text:span> id='header' /&gt;<text:span text:style-name="T17">&lt;/header&gt;</text:span></text:p>
      <text:p text:style-name="P27"><text:s text:c="4"/><text:span text:style-name="T17">&lt;aside&gt;</text:span>&lt;<text:span text:style-name="T17">nav</text:span> id='<text:span text:style-name="T17">panel</text:span>' /&gt;<text:span text:style-name="T17">&lt;/aside&gt;</text:span></text:p>
      <text:p text:style-name="P27"><text:s text:c="4"/>&lt;div id='content' /&gt;</text:p>
      <text:p text:style-name="P27"><text:s text:c="4"/><text:span text:style-name="T17">&lt;footer&gt;</text:span>&lt;<text:span text:style-name="T17">nav</text:span> id='<text:span text:style-name="T17">footer</text:span>' /&gt;<text:span text:style-name="T17">&lt;/footer&gt;</text:span></text:p>
      <text:p text:style-name="P27"><text:s text:c="2"/>&lt;/body&gt;</text:p>
      <text:p text:style-name="P26">&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37">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37">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HTML<text:span text:style-name="T37">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37">5</text:span> content, which can be formatted with your own stylesheet (you should edit the file to add the URL to the stylesheet you want to use).</text:p>
      <text:p text:style-name="Text_20_body">A subset of the built-in styles in Writer are mapped to HTML<text:span text:style-name="T37">5</text:span>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ext:soft-page-break/>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37">5</text:span> documents. See the document <text:span text:style-name="Source_20_Text">sample-xhtml.</text:span><text:span text:style-name="Source_20_Text"><text:span text:style-name="T38">odt</text:span></text:span> for an example of how to use this.</text:p>
      <text:h text:style-name="Heading_20_3" text:outline-level="3">Links</text:h>
      <text:p text:style-name="Text_20_body">LO does not support all kind of HTML<text:span text:style-name="T37">5</text:span> link attributes, for example you cannot set <text:span text:style-name="Source_20_Text">title</text:span> or <text:span text:style-name="Source_20_Text">rel</text:span>. Writer2<text:span text:style-name="T41">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37">5</text:span> link like</text:p>
      <text:p text:style-name="Preformatted_20_Text">&lt;a href="..." title="My title" rel="next"&gt;</text:p>
      <text:p text:style-name="Text_20_body">If the name attributes does not contain such a list, the value is used for the name and title at<text:soft-page-break/>tribute:</text:p>
      <text:p text:style-name="Preformatted_20_Text">My name</text:p>
      <text:p text:style-name="Text_20_body">will create an HTML<text:span text:style-name="T37">5</text:span> link like</text:p>
      <text:p text:style-name="Preformatted_20_Text">&lt;a href="..." name="My name" title="My name"&gt;</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37">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37">5</text:span> template to use (HTML<text:span text:style-name="T37">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6810837204280295676" text:style-name="L15">
        <text:list-item>
          <text:p text:style-name="P64">The method <text:span text:style-name="Source_20_Text">convertFormula</text:span> converts a StarMath string to a LaTeX string</text:p>
        </text:list-item>
        <text:list-item>
          <text:p text:style-name="P64">The method <text:span text:style-name="Source_20_Text">getPreamble</text:span> returns a LaTeX preamble suitable for processing the con<text:soft-page-break/>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0">Writer2LaTeX can convert quite large files. But if </text:span>you have a <text:span text:style-name="T20">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0">512</text:span>M -jar writer2latex.jar bigFile.sxw out.tex</text:p>
      <text:p text:style-name="Text_20_body">In the example, the heap size is set to <text:span text:style-name="T20">512</text:span> Megabyte of RAM. If you still get the “heap space” error, <text:s/>try setting the available memory <text:span text:style-name="T20">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0">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5 Using Writer2LaTeX from another application</text:chapter><text:tab/><text:tab/>Page <text:page-number text:select-page="current">43</text:page-number></text:p>
      </style:header>
      <style:header-left>
        <text:p text:style-name="Header">Page <text:page-number text:select-page="current">44</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5-28T11:12:05.180715782</dc:date>
    <meta:print-date>2004-06-29T10:09:33</meta:print-date>
    <dc:language>en-US</dc:language>
    <meta:editing-cycles>405</meta:editing-cycles>
    <meta:editing-duration>P1DT20H9M4S</meta:editing-duration>
    <meta:document-statistic meta:table-count="22" meta:image-count="1" meta:object-count="0" meta:page-count="44" meta:paragraph-count="913" meta:word-count="10488" meta:character-count="69640" meta:non-whitespace-character-count="59343"/>
    <meta:user-defined meta:name="Info 1"/>
    <meta:user-defined meta:name="Info 2"/>
    <meta:user-defined meta:name="Info 3"/>
    <meta:user-defined meta:name="Info 4"/>
  </office:meta>
</office:document-meta>
</file>